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90]-[.A90]" office:value-type="time" office:time-value="PT00H40M00S" calcext:value-type="time">
            <text:p>00:40:00</text:p>
          </table:table-cell>
          <table:table-cell table:style-name="ce7" table:formula="of:=[.C90]+[.D89]" office:value-type="time" office:time-value="PT57H05M59.999999S" calcext:value-type="time">
            <text:p>57:0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1]-[.A91]" office:value-type="time" office:time-value="PT00H25M00S" calcext:value-type="time">
            <text:p>00:25:00</text:p>
          </table:table-cell>
          <table:table-cell table:style-name="ce7" table:formula="of:=[.C91]+[.D90]" office:value-type="time" office:time-value="PT57H30M59.999999S" calcext:value-type="time">
            <text:p>57:3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3-03T08:45:00" calcext:value-type="date">
            <text:p>03/03/22 08:45 AM</text:p>
          </table:table-cell>
          <table:table-cell table:style-name="ce15" table:formula="of:=[.B92]-[.A92]" office:value-type="time" office:time-value="PT00H00M00S" calcext:value-type="time">
            <text:p>00:00:00</text:p>
          </table:table-cell>
          <table:table-cell table:style-name="ce7" table:formula="of:=[.C92]+[.D91]" office:value-type="time" office:time-value="PT57H30M59.999999S" calcext:value-type="time">
            <text:p>57:31:00</text:p>
          </table:table-cell>
          <table:table-cell office:value-type="string" calcext:value-type="string">
            <text:p>Work on API: autoEAPConfig?</text:p>
          </table:table-cell>
          <table:table-cell table:number-columns-repeated="59"/>
        </table:table-row>
        <table:table-row table:style-name="ro1" table:number-rows-repeated="104848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number:date-style style:name="N122">
      <number:day/>
      <number:text>-</number:text>
      <number:month number:textual="true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 number:textual="true"/>
      <number:text>-</number:text>
      <number:year/>
    </number:dat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2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time-style style:name="N146">
      <number:minutes number:style="long"/>
      <number:text>:</number:text>
      <number:seconds number:style="long" number:decimal-places="1"/>
    </number:time-style>
    <number:date-style style:name="N147">
      <number:day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currency-style style:name="N14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</number:time-style>
    <number:currency-style style:name="N15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> </number:text>
      <number:fill-character> </number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9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 style:data-style-name="N2" text:time-value="16:41:25.84202745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3-03T16:42:26.581883021</dc:date>
    <meta:editing-cycles>143</meta:editing-cycles>
    <meta:editing-duration>P1DT18H53M13S</meta:editing-duration>
    <meta:generator>LibreOffice/7.2.4.1$NetBSD_X86_64 LibreOffice_project/20$Build-1</meta:generator>
    <meta:document-statistic meta:table-count="1" meta:cell-count="446" meta:object-count="0"/>
    <meta:user-defined meta:name="AppVersion">15.0000</meta:user-defined>
  </office:meta>
</office:document-meta>
</file>